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148.51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54.49pt"/>
    </style:style>
    <style:style style:name="co7" style:family="table-column">
      <style:table-column-properties fo:break-before="auto" style:column-width="126.74pt"/>
    </style:style>
    <style:style style:name="co8" style:family="table-column">
      <style:table-column-properties fo:break-before="auto" style:column-width="141.76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1" table:number-columns-repeated="10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1276-1783-1-ND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31B105KOFNNN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10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5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9" office:value-type="string" calcext:value-type="string">
            <text:p>PCE3866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EE-1AA101SP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3, C5, C6, C9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1276-1312-1-ND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31F106ZOHNNNE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399-9305-1-ND</text:p>
          </table:table-cell>
          <table:table-cell table:style-name="ce9" office:value-type="string" calcext:value-type="string">
            <text:p>KEMET</text:p>
          </table:table-cell>
          <table:table-cell table:style-name="ce9" office:value-type="string" calcext:value-type="string">
            <text:p>C1206C104K4RACTU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9" office:value-type="string" calcext:value-type="string">
            <text:p>490-1799-1-ND</text:p>
          </table:table-cell>
          <table:table-cell table:style-name="ce9" office:value-type="string" calcext:value-type="string">
            <text:p>Murata</text:p>
          </table:table-cell>
          <table:table-cell table:style-name="ce9" office:value-type="string" calcext:value-type="string">
            <text:p>GRM31MR71C225KA35L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5" office:value-type="string" calcext:value-type="string">
            <text:p>P-LCC-4-3 352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Generic 3528 RGB LED</text:p>
          </table:table-cell>
          <table:table-cell table:style-name="ce9" office:value-type="string" calcext:value-type="string">
            <text:p>732-4998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141M173100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5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Generic 0805 LED</text:p>
          </table:table-cell>
          <table:table-cell table:style-name="ce9" office:value-type="string" calcext:value-type="string">
            <text:p>732-4984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080R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5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9" office:value-type="string" calcext:value-type="string">
            <text:p>B340A-F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B340A-13-F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5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Generic 0805 LED</text:p>
          </table:table-cell>
          <table:table-cell table:style-name="ce9" office:value-type="string" calcext:value-type="string">
            <text:p>732-4982-1-ND</text:p>
          </table:table-cell>
          <table:table-cell table:style-name="ce9" office:value-type="string" calcext:value-type="string">
            <text:p>Wurth</text:p>
          </table:table-cell>
          <table:table-cell table:style-name="ce9" office:value-type="string" calcext:value-type="string">
            <text:p>150080BS7500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6V/2A</text:p>
          </table:table-cell>
          <table:table-cell table:style-name="ce5" office:value-type="string" calcext:value-type="string">
            <text:p>PPTC_HALF-AMP</text:p>
          </table:table-cell>
          <table:table-cell table:style-name="ce5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9" office:value-type="string" calcext:value-type="string">
            <text:p>507-1809-1-ND</text:p>
          </table:table-cell>
          <table:table-cell table:style-name="ce9" office:value-type="string" calcext:value-type="string">
            <text:p>Bel Fuse Inc.</text:p>
          </table:table-cell>
          <table:table-cell table:style-name="ce9" office:value-type="string" calcext:value-type="string">
            <text:p>0ZCJ0200FF2C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TH-6.0MM</text:p>
          </table:table-cell>
          <table:table-cell table:style-name="ce5" office:value-type="string" calcext:value-type="string">
            <text:p>MOMENTARY-SWITCH-SPST-PTH-6.0MM</text:p>
          </table:table-cell>
          <table:table-cell table:style-name="ce5" office:value-type="string" calcext:value-type="string">
            <text:p>TACTILE_SWITCH_PTH_6.0MM</text:p>
          </table:table-cell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9" office:value-type="string" calcext:value-type="string">
            <text:p>450-1804-ND</text:p>
          </table:table-cell>
          <table:table-cell table:style-name="ce9" office:value-type="string" calcext:value-type="string">
            <text:p>TE Connectivity</text:p>
          </table:table-cell>
          <table:table-cell table:style-name="ce9" office:value-type="string" calcext:value-type="string">
            <text:p>1825910-7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MD-6.0X3.5MM</text:p>
          </table:table-cell>
          <table:table-cell table:style-name="ce5" office:value-type="string" calcext:value-type="string">
            <text:p>MOMENTARY-SWITCH-SPST-SMD-6.0X3.5MM</text:p>
          </table:table-cell>
          <table:table-cell table:style-name="ce5" office:value-type="string" calcext:value-type="string">
            <text:p>TACTILE_SWITCH_SMD_6.0X3.5MM</text:p>
          </table:table-cell>
          <table:table-cell table:style-name="ce5" office:value-type="string" calcext:value-type="string">
            <text:p>FLASH, RESET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9" office:value-type="string" calcext:value-type="string">
            <text:p>450-1140-ND</text:p>
          </table:table-cell>
          <table:table-cell table:style-name="ce9" office:value-type="string" calcext:value-type="string">
            <text:p>TE Connectivity</text:p>
          </table:table-cell>
          <table:table-cell table:style-name="ce9" office:value-type="string" calcext:value-type="string">
            <text:p>FSMSM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5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9" office:value-type="string" calcext:value-type="string">
            <text:p>609-4618-6-ND </text:p>
          </table:table-cell>
          <table:table-cell table:style-name="ce9" office:value-type="string" calcext:value-type="string">
            <text:p>Amphenol FCI</text:p>
          </table:table-cell>
          <table:table-cell table:style-name="ce9" office:value-type="string" calcext:value-type="string">
            <text:p>10118194-0001LF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9" office:value-type="string" calcext:value-type="string">
            <text:p>CP-M2509N-ND</text:p>
          </table:table-cell>
          <table:table-cell table:style-name="ce9" office:value-type="string" calcext:value-type="string">
            <text:p>CUI</text:p>
          </table:table-cell>
          <table:table-cell table:style-name="ce9" office:value-type="string" calcext:value-type="string">
            <text:p>MJ-2509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5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Generic male header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5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Generic female header</text:p>
          </table:table-cell>
          <table:table-cell table:style-name="ce9" office:value-type="string" calcext:value-type="string">
            <text:p>S7006-ND</text:p>
          </table:table-cell>
          <table:table-cell table:style-name="ce9" office:value-type="string" calcext:value-type="string">
            <text:p>Sullins</text:p>
          </table:table-cell>
          <table:table-cell table:style-name="ce9" office:value-type="string" calcext:value-type="string">
            <text:p>PPTC081LFBN-RC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5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Generic male header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9" office:value-type="string" calcext:value-type="string">
            <text:p>ED2991-ND</text:p>
          </table:table-cell>
          <table:table-cell table:style-name="ce9" office:value-type="string" calcext:value-type="string">
            <text:p>On Shore Technology</text:p>
          </table:table-cell>
          <table:table-cell table:style-name="ce9" office:value-type="string" calcext:value-type="string">
            <text:p>USB-A1SSW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MG2305UX</text:p>
          </table:table-cell>
          <table:table-cell table:style-name="ce5" office:value-type="string" calcext:value-type="string">
            <text:p>MOSFET_PCH</text:p>
          </table:table-cell>
          <table:table-cell table:style-name="ce5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9" office:value-type="string" calcext:value-type="string">
            <text:p>DMG2305UX-7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DMG2305U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51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510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220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221V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22.0C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ENF22R0V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10KA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RJ-6GEYJ103V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39R</text:p>
          </table:table-cell>
          <table:table-cell table:style-name="ce5" office:value-type="string" calcext:value-type="string">
            <text:p>RESISTO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0805 Resistor</text:p>
          </table:table-cell>
          <table:table-cell table:style-name="ce9" office:value-type="string" calcext:value-type="string">
            <text:p>P19250CT-ND</text:p>
          </table:table-cell>
          <table:table-cell table:style-name="ce9" office:value-type="string" calcext:value-type="string">
            <text:p>Panasonic</text:p>
          </table:table-cell>
          <table:table-cell table:style-name="ce10" office:value-type="string" calcext:value-type="string">
            <text:p>ERJ-6DQJR39V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4R-NEXBS8V</text:p>
          </table:table-cell>
          <table:table-cell table:style-name="ce5" office:value-type="string" calcext:value-type="string">
            <text:p>EXBS8V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9" office:value-type="string" calcext:value-type="string">
            <text:p>Y7102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XB-28V102JX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4R-NEXBS8V</text:p>
          </table:table-cell>
          <table:table-cell table:style-name="ce5" office:value-type="string" calcext:value-type="string">
            <text:p>EXBS8V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9" office:value-type="string" calcext:value-type="string">
            <text:p>Y7103CT-ND</text:p>
          </table:table-cell>
          <table:table-cell table:style-name="ce9" office:value-type="string" calcext:value-type="string">
            <text:p>Panasonic</text:p>
          </table:table-cell>
          <table:table-cell table:style-name="ce9" office:value-type="string" calcext:value-type="string">
            <text:p>EXB-28V103J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5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9" office:value-type="string" calcext:value-type="string">
            <text:p>1727-3125-1-ND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PMGD280UN,11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D</text:p>
          </table:table-cell>
          <table:table-cell table:style-name="ce5" office:value-type="string" calcext:value-type="string">
            <text:p>PCA9634</text:p>
          </table:table-cell>
          <table:table-cell table:style-name="ce5" office:value-type="string" calcext:value-type="string">
            <text:p>SO-2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IC LED DRIVER 20SO</text:p>
          </table:table-cell>
          <table:table-cell table:style-name="ce9" office:value-type="string" calcext:value-type="string">
            <text:p>568-4065-1-ND</text:p>
          </table:table-cell>
          <table:table-cell table:style-name="ce9" office:value-type="string" calcext:value-type="string">
            <text:p>NXP</text:p>
          </table:table-cell>
          <table:table-cell table:style-name="ce9" office:value-type="string" calcext:value-type="string">
            <text:p>PCA9634D,1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5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ual H-Bridge Motor Driver</text:p>
          </table:table-cell>
          <table:table-cell table:style-name="ce9" office:value-type="string" calcext:value-type="string">
            <text:p>296-40078-1-ND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DRV8833CPWPR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5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600mA LDO Regulator</text:p>
          </table:table-cell>
          <table:table-cell table:style-name="ce9" office:value-type="string" calcext:value-type="string">
            <text:p>AP2112K-3.3TRG1DICT-ND</text:p>
          </table:table-cell>
          <table:table-cell table:style-name="ce9" office:value-type="string" calcext:value-type="string">
            <text:p>Diodes Incorporated</text:p>
          </table:table-cell>
          <table:table-cell table:style-name="ce9" office:value-type="string" calcext:value-type="string">
            <text:p>AP2112K-3.3TRG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number-columns-repeated="2" table:style-name="ce5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9" table:number-columns-repeated="3"/>
          <table:table-cell table:number-columns-repeated="1015"/>
        </table:table-row>
        <table:table-row table:style-name="ro1" table:number-rows-repeated="967">
          <table:table-cell table:style-name="ce3"/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101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8" meta:object-count="0"/>
    <meta:generator>LibreOfficeDev/5.1.0.3$Linux_X86_64 LibreOffice_project/</meta:generator>
  </office:meta>
</office:document-meta>
</file>